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a10" officeooo:paragraph-rsid="0006fa10"/>
    </style:style>
    <style:style style:name="P2" style:family="paragraph" style:parent-style-name="Standard">
      <style:text-properties style:text-line-through-style="none" style:text-line-through-type="none" officeooo:rsid="0006fa10" officeooo:paragraph-rsid="0006fa10"/>
    </style:style>
    <style:style style:name="P3" style:family="paragraph" style:parent-style-name="Standard">
      <style:text-properties style:text-line-through-style="none" style:text-line-through-type="none" officeooo:rsid="0007bc27" officeooo:paragraph-rsid="0007bc27"/>
    </style:style>
    <style:style style:name="P4" style:family="paragraph" style:parent-style-name="Standard">
      <style:text-properties style:text-line-through-style="none" style:text-line-through-type="none" officeooo:rsid="000992fc" officeooo:paragraph-rsid="000992fc"/>
    </style:style>
    <style:style style:name="P5" style:family="paragraph" style:parent-style-name="Standard">
      <style:text-properties style:text-line-through-style="none" style:text-line-through-type="none" officeooo:rsid="000b084b" officeooo:paragraph-rsid="000b084b"/>
    </style:style>
    <style:style style:name="P6" style:family="paragraph" style:parent-style-name="Standard">
      <style:text-properties style:text-line-through-style="none" style:text-line-through-type="none" officeooo:rsid="000b0930" officeooo:paragraph-rsid="000b0930"/>
    </style:style>
    <style:style style:name="P7" style:family="paragraph" style:parent-style-name="Standard">
      <style:text-properties style:text-line-through-style="none" style:text-line-through-type="none" officeooo:rsid="000d1e73" officeooo:paragraph-rsid="000d1e73"/>
    </style:style>
    <style:style style:name="P8" style:family="paragraph" style:parent-style-name="Standard">
      <style:text-properties style:text-line-through-style="none" style:text-line-through-type="none" officeooo:rsid="000d1e73" officeooo:paragraph-rsid="000e79b2"/>
    </style:style>
    <style:style style:name="T1" style:family="text">
      <style:text-properties officeooo:rsid="0007bc27"/>
    </style:style>
    <style:style style:name="T2" style:family="text">
      <style:text-properties officeooo:rsid="000992fc"/>
    </style:style>
    <style:style style:name="T3" style:family="text">
      <style:text-properties officeooo:rsid="000b084b"/>
    </style:style>
    <style:style style:name="T4" style:family="text">
      <style:text-properties style:text-position="super 58%"/>
    </style:style>
    <style:style style:name="T5" style:family="text">
      <style:text-properties officeooo:rsid="000bf9d0"/>
    </style:style>
    <style:style style:name="T6" style:family="text">
      <style:text-properties officeooo:rsid="000e7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rvation de trains :</text:p>
      <text:p text:style-name="P1"/>
      <text:p text:style-name="P1">Contexte :</text:p>
      <text:p text:style-name="P2">Une ent<text:span text:style-name="T2">r</text:span>eprise en sous-traitance propose de créer un site-web pour vendre ses billets de train. <text:span text:style-name="T1">Ces billets sont disponibles en dernière minute.</text:span> Toto et Max sont développeurs.</text:p>
      <text:p text:style-name="P2"/>
      <text:p text:style-name="P3">Objectifs :</text:p>
      <text:p text:style-name="P3">-Permettre aux utilisateurs de réserver leurs déplacements rapidement.</text:p>
      <text:p text:style-name="P3">-Adapter les prix en fonction de leurs besoins.</text:p>
      <text:p text:style-name="P3">-<text:span text:style-name="T2">Permettre à l’entreprise de valoriser ses produits en ligne.</text:span></text:p>
      <text:p text:style-name="P3"/>
      <text:p text:style-name="P4">Fonctionnalités :</text:p>
      <text:p text:style-name="P4">1<text:span text:style-name="T3">ère </text:span>page vitrine :- une première interaction avec le site pour voir les billets proposés</text:p>
      <text:p text:style-name="P4">- un formulaire de connexion ou d’inscription (en cas de première visite) pour réserver</text:p>
      <text:p text:style-name="P4"/>
      <text:p text:style-name="P5">2è page réservation : -un formulaire de réservation avec le nombre de personnes dans le voyage et leurs profils(adulte, enfant, senior) </text:p>
      <text:p text:style-name="P5">-une redirection vers un panier pour le prix total</text:p>
      <text:p text:style-name="P5"/>
      <text:p text:style-name="P6">3<text:span text:style-name="T4">e</text:span> page félicitations : <text:span text:style-name="T5">réservation</text:span> effect<text:span text:style-name="T5">u</text:span>é<text:span text:style-name="T5">e</text:span></text:p>
      <text:p text:style-name="P6"/>
      <text:p text:style-name="P7">4è page administrateur : connexion pour ajouter, modifier ou supprimer des billets ??</text:p>
      <text:p text:style-name="P7"/>
      <text:p text:style-name="P8"><text:span text:style-name="T6">5</text:span>è page <text:span text:style-name="T6">client</text:span> : <text:span text:style-name="T6">voir histo et possibilité de modifier mdp ou annuler la réservation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02-29T11:40:55.817000000</dc:date>
    <meta:editing-duration>PT18M10S</meta:editing-duration>
    <meta:editing-cycles>8</meta:editing-cycles>
    <meta:document-statistic meta:table-count="0" meta:image-count="0" meta:object-count="0" meta:page-count="1" meta:paragraph-count="15" meta:word-count="155" meta:character-count="991" meta:non-whitespace-character-count="849"/>
  </office:meta>
</office:document-meta>
</file>